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1.251cm" fo:margin-right="0cm" fo:text-indent="0cm" style:auto-text-indent="false"/>
      <style:text-properties officeooo:rsid="001098a7" officeooo:paragraph-rsid="001098a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3.3.2. Elege la política de copias (frecuencia con la que se realizará, tipo de copia y soporte usado) más adecuada para los siguientes casos:</text:p>
      <text:p text:style-name="Standard"/>
      <text:p text:style-name="Standard"><text:s/>- Casa particular con 3 ordenadores</text:p>
      <text:p text:style-name="P1">Cada semana se realizará una copia completa. Se utilizarán discos duros.</text:p>
      <text:p text:style-name="P1"/>
      <text:p text:style-name="Standard">- Empresa pequeña con un servidor con pocos datos y pocos cambios diarios.</text:p>
      <text:p text:style-name="P1">Cada semana se realizará una copia completa. Se utilizarán discos duros.</text:p>
      <text:p text:style-name="P1"/>
      <text:p text:style-name="Standard">- Empresa mediana con un servidor con pocos datos y muchos cambios diarios.</text:p>
      <text:p text:style-name="P1">Se hará una primera copia total, diariamente se realizará una copia incremental, al final de semana se hará una copia diferencial. Se utilizarán discos duros.</text:p>
      <text:p text:style-name="P1"/>
      <text:p text:style-name="Standard">- Empresa grande con varios servidores con muchos datos y muchos cambios diarios.</text:p>
      <text:p text:style-name="P1">Al principio de cada mes se realizará una copia de seguridad total. Al final de cada semana se realizará una copia de seguridad diferencial. Y todos los dias se realizará una copia de seguridad incrementa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103-02 </meta:initial-creator>
    <meta:creation-date>2019-10-31T11:18:54.358186011</meta:creation-date>
    <dc:date>2019-10-31T11:26:29.297065634</dc:date>
    <dc:creator>I103-02 </dc:creator>
    <meta:editing-duration>PT7M39S</meta:editing-duration>
    <meta:editing-cycles>1</meta:editing-cycles>
    <meta:document-statistic meta:table-count="0" meta:image-count="0" meta:object-count="0" meta:page-count="1" meta:paragraph-count="9" meta:word-count="151" meta:character-count="916" meta:non-whitespace-character-count="773"/>
    <meta:generator>LibreOffice/6.0.2.1.0$Linux_X86_64 LibreOffice_project/00m0$Build-1</meta:generator>
  </office:meta>
</office:document-meta>
</file>